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svg:font-family="'Source Han Serif'" style:font-family-generic="roman" style:font-pitch="variable"/>
    <style:font-face style:name="Source Han Serif SC" svg:font-family="'Source Han Serif SC'" style:font-family-generic="system" style:font-pitch="variable"/>
    <style:font-face style:name="宋体" svg:font-family="宋体, SimSun" style:font-pitch="variable"/>
  </office:font-face-decls>
  <office:automatic-styles>
    <style:style style:name="P1" style:family="paragraph" style:parent-style-name="Standard">
      <style:paragraph-properties fo:line-height="180%" fo:text-align="start" style:justify-single-word="false"/>
      <style:text-properties style:font-name="Source Han Serif" officeooo:paragraph-rsid="000de01f" style:font-name-asian="Source Han Serif"/>
    </style:style>
    <style:style style:name="P2" style:family="paragraph" style:parent-style-name="Standard">
      <style:paragraph-properties fo:line-height="180%" fo:text-align="justify" style:justify-single-word="false"/>
      <style:text-properties style:font-name="Source Han Serif" officeooo:paragraph-rsid="000de01f" style:font-name-asian="Source Han Serif"/>
    </style:style>
    <style:style style:name="P3" style:family="paragraph" style:parent-style-name="Standard">
      <style:paragraph-properties fo:line-height="180%" fo:text-align="justify" style:justify-single-word="false"/>
      <style:text-properties style:font-name="Source Han Serif" officeooo:paragraph-rsid="000de01f" style:font-name-asian="Source Han Serif"/>
    </style:style>
    <style:style style:name="P4" style:family="paragraph" style:parent-style-name="Standard" style:list-style-name="L1">
      <style:paragraph-properties fo:line-height="180%" fo:text-align="start" style:justify-single-word="false"/>
      <style:text-properties style:font-name="Source Han Serif" officeooo:paragraph-rsid="000de01f" style:font-name-asian="Source Han Serif"/>
    </style:style>
    <style:style style:name="P5" style:family="paragraph" style:parent-style-name="Standard">
      <style:paragraph-properties fo:line-height="180%" fo:text-align="start" style:justify-single-word="false"/>
      <style:text-properties style:font-name="Source Han Serif" officeooo:paragraph-rsid="000de01f" style:font-name-asian="Source Han Serif"/>
    </style:style>
    <style:style style:name="P6" style:family="paragraph" style:parent-style-name="Standard">
      <style:paragraph-properties fo:line-height="180%" fo:text-align="end" style:justify-single-word="false"/>
      <style:text-properties fo:color="#282828" loext:opacity="100%" style:font-name="Source Han Serif" officeooo:paragraph-rsid="000de01f" style:letter-kerning="false" style:font-name-asian="Source Han Serif" style:font-name-complex="宋体" style:font-size-complex="10.5pt"/>
    </style:style>
    <style:style style:name="P7" style:family="paragraph" style:parent-style-name="Standard">
      <style:paragraph-properties fo:line-height="180%" fo:text-align="start" style:justify-single-word="false"/>
      <style:text-properties officeooo:paragraph-rsid="000de01f"/>
    </style:style>
    <style:style style:name="P8" style:family="paragraph" style:parent-style-name="Standard">
      <style:paragraph-properties fo:line-height="180%" fo:text-align="center" style:justify-single-word="false"/>
      <style:text-properties officeooo:paragraph-rsid="000de01f"/>
    </style:style>
    <style:style style:name="P9" style:family="paragraph" style:parent-style-name="Standard">
      <style:paragraph-properties fo:line-height="180%" fo:text-align="end" style:justify-single-word="false"/>
      <style:text-properties officeooo:paragraph-rsid="000fd5ad"/>
    </style:style>
    <style:style style:name="T1" style:family="text">
      <style:text-properties fo:color="#282828" loext:opacity="100%" style:letter-kerning="false" style:font-name-complex="宋体" style:font-size-complex="10.5pt"/>
    </style:style>
    <style:style style:name="T2" style:family="text">
      <style:text-properties fo:color="#282828" loext:opacity="100%" officeooo:rsid="000de01f" style:letter-kerning="false" style:font-name-complex="宋体" style:font-size-complex="10.5pt"/>
    </style:style>
    <style:style style:name="T3" style:family="text">
      <style:text-properties officeooo:rsid="000de01f"/>
    </style:style>
    <style:style style:name="T4" style:family="text">
      <style:text-properties style:language-asian="ja" style:country-asian="JP"/>
    </style:style>
    <style:style style:name="T5" style:family="text">
      <style:text-properties style:font-name="Source Han Serif" style:font-name-asian="Source Han Serif" style:language-asian="ja" style:country-asian="JP"/>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２０２３年４月１９日</text:p>
      <text:p text:style-name="P2"/>
      <text:p text:style-name="P2">一、文<text:span text:style-name="T4">1</text:span></text:p>
      <text:p text:style-name="P2"/>
      <text:p text:style-name="P2"><text:span text:style-name="T2">　</text:span><text:span text:style-name="T1">私たちが物を食べたとき、その前と後で私たちの体重はどのように変化するのだろうか。例えば、いま100gのくだものを食べたとして、体重は何グラムふえるだろうか。答えは100gである。あたり前じゃないかと怒ってはいけない。それは食べたすぐ後の話なのだ。では、食べてから時間がたったらどうなるだろうか。</text:span></text:p>
      <text:p text:style-name="P2"><text:span text:style-name="T2">　</text:span><text:span text:style-name="T1">今から380年ほど前、あるイタリアの学者が、食べ物の重さと体重の関係を知るために、自分の体を使って体重の変化をこまかく調べた。まず、人間が乗ることのできる大きなはかりを特別に作り、その上に何日間もすわりつづけて、食べたり飲んだり、大便や小便をしたりした。そして、そのたびに体重の変化をていねんに計って調べたのである。</text:span></text:p>
      <text:p text:style-name="P2"><text:span text:style-name="T2">　</text:span><text:span text:style-name="T1">最初、その学者が考えたのは、食べたり飲んだりした物の重さから、外に出した大便や小便の重さを単純に引き算した分だけ体重はふえるだろう、ということだった。ところが、実験をしてみた結果、彼が考えていたほど体重はふえなかったのである。彼は実験に間違いがあったのかもしてないと思って何回もやりなおしてみたが、結果はやはり同じだった。彼は困ってしまった。おそらく、食べ物や飲み物の一部は、何か目には見えない物となって体の外へ出て行ってしまったのだろう、結局、彼はそう考えた。そう、彼は間違っていなかった。</text:span></text:p>
      <text:p text:style-name="P2"><text:span text:style-name="T2">　</text:span><text:span text:style-name="T1">では、その目に見えない物となって出て行ったのは何か。一つは汗である。人間の体からは、たとえじっとしていても、一日に1kg近くの汗が外に出ていく。この汗のことについてイタリアの学者も考えていた。もう一つは息を吐くときに出る炭酸ガス、つまりCO2だ。これは彼の時代よりずっと後になって、あるイギリスの学者が調べたことだが、体重68kgの人は一日に約0.7kgの酸素(O2)を取り入れて約0.82kgのCO2を出しているという。つまり、人間の体重は、呼吸をするだけで、一日に約0.12kgずつへっていくことになるわけである。</text:span></text:p>
      <text:p text:style-name="P2"><text:soft-page-break/><text:span text:style-name="T2">　</text:span><text:span text:style-name="T1">大変な苦労をして実験をした学者も、残念ながら、このことにまでは気がつかなかった。そのころは、空気はただ空気とだけ考えられていて、O2やCO2などいろいろな気体からできているとは考えられていなかたからである。</text:span></text:p>
      <text:p text:style-name="P2"/>
      <text:p text:style-name="P6">（参考：左巻恵美子「人間の体重 24時間」「たのしい科学の話」新生出版）</text:p>
      <text:p text:style-name="P1"/>
      <text:p text:style-name="P1">二、語彙</text:p>
      <text:p text:style-name="P1"/>
      <text:list text:style-name="L1">
        <text:list-item>
          <text:p text:style-name="P4">体重（たいじゅう）</text:p>
        </text:list-item>
        <text:list-item>
          <text:p text:style-name="P4">変化する（へんかする）</text:p>
        </text:list-item>
        <text:list-item>
          <text:p text:style-name="P4">例えば（たとえば）</text:p>
        </text:list-item>
        <text:list-item>
          <text:p text:style-name="P4">果物（くだもの）</text:p>
        </text:list-item>
        <text:list-item>
          <text:p text:style-name="P4">増える（ふえる）</text:p>
        </text:list-item>
        <text:list-item>
          <text:p text:style-name="P4">答え（こたえ）</text:p>
        </text:list-item>
        <text:list-item>
          <text:p text:style-name="P4">当たり前<text:span text:style-name="T3">　当然</text:span></text:p>
        </text:list-item>
        <text:list-item>
          <text:p text:style-name="P4">怒る（いかる・おこる）</text:p>
        </text:list-item>
        <text:list-item>
          <text:p text:style-name="P4">学者（がくしゃ）</text:p>
        </text:list-item>
        <text:list-item>
          <text:p text:style-name="P4">重さ（おもさ）</text:p>
        </text:list-item>
        <text:list-item>
          <text:p text:style-name="P4">関係（かんけい）</text:p>
        </text:list-item>
        <text:list-item>
          <text:p text:style-name="P4">体（からだ）</text:p>
        </text:list-item>
        <text:list-item>
          <text:p text:style-name="P4">細かい（こまかい）</text:p>
        </text:list-item>
        <text:list-item>
          <text:p text:style-name="P4">調べる（しらべる）<text:span text:style-name="T3">　调查</text:span></text:p>
        </text:list-item>
        <text:list-item>
          <text:p text:style-name="P4"><text:soft-page-break/>計る（はかる）<text:span text:style-name="T3">　计量</text:span></text:p>
        </text:list-item>
        <text:list-item>
          <text:p text:style-name="P4">測る（はかる）</text:p>
        </text:list-item>
        <text:list-item>
          <text:p text:style-name="P4">坐る（すわる）</text:p>
        </text:list-item>
        <text:list-item>
          <text:p text:style-name="P4">座る（すわる）</text:p>
        </text:list-item>
        <text:list-item>
          <text:p text:style-name="P4">座り続け</text:p>
        </text:list-item>
        <text:list-item>
          <text:p text:style-name="P4">度（たび）</text:p>
        </text:list-item>
        <text:list-item>
          <text:p text:style-name="P4">計って調べる（はかってしらべる）</text:p>
        </text:list-item>
        <text:list-item>
          <text:p text:style-name="P4">最初（さいしょ）</text:p>
        </text:list-item>
        <text:list-item>
          <text:p text:style-name="P4">外（そと）</text:p>
        </text:list-item>
        <text:list-item>
          <text:p text:style-name="P4">出す（だす）</text:p>
        </text:list-item>
        <text:list-item>
          <text:p text:style-name="P4">単純（たんじゅん）</text:p>
        </text:list-item>
        <text:list-item>
          <text:p text:style-name="P4">算する（さんする）</text:p>
        </text:list-item>
        <text:list-item>
          <text:p text:style-name="P4">引（ひ）き算する</text:p>
        </text:list-item>
        <text:list-item>
          <text:p text:style-name="P4">ところが〜<text:span text:style-name="T3">　可是</text:span></text:p>
        </text:list-item>
        <text:list-item>
          <text:p text:style-name="P4">実験（じっけん）</text:p>
        </text:list-item>
        <text:list-item>
          <text:p text:style-name="P4">間違い（まちがい）</text:p>
        </text:list-item>
        <text:list-item>
          <text:p text:style-name="P4">結果（けっか）</text:p>
        </text:list-item>
        <text:list-item>
          <text:p text:style-name="P4">困る（こまる）<text:span text:style-name="T3">　困难</text:span></text:p>
        </text:list-item>
        <text:list-item>
          <text:p text:style-name="P4">恐らく（おそらく）〜<text:span text:style-name="T3">　大概，恐怕</text:span></text:p>
        </text:list-item>
        <text:list-item>
          <text:p text:style-name="P4">結局（けっきょく）</text:p>
        </text:list-item>
        <text:list-item>
          <text:p text:style-name="P4">汗（あせ）</text:p>
        </text:list-item>
        <text:list-item>
          <text:p text:style-name="P4">じっと<text:span text:style-name="T3">　一动不动地</text:span></text:p>
        </text:list-item>
        <text:list-item>
          <text:p text:style-name="P4"><text:soft-page-break/>近く（ちかく）</text:p>
        </text:list-item>
        <text:list-item>
          <text:p text:style-name="P4">息（いき）</text:p>
        </text:list-item>
        <text:list-item>
          <text:p text:style-name="P4">吐く（つく）</text:p>
        </text:list-item>
        <text:list-item>
          <text:p text:style-name="P4">息を吐く</text:p>
        </text:list-item>
        <text:list-item>
          <text:p text:style-name="P4">炭酸（たんさん）</text:p>
        </text:list-item>
        <text:list-item>
          <text:p text:style-name="P4">つまり<text:span text:style-name="T3">　就是说</text:span></text:p>
        </text:list-item>
        <text:list-item>
          <text:p text:style-name="P4">約（やく）</text:p>
        </text:list-item>
        <text:list-item>
          <text:p text:style-name="P4">酸素（さんそ）</text:p>
        </text:list-item>
        <text:list-item>
          <text:p text:style-name="P4">呼吸（こきゅう）する</text:p>
        </text:list-item>
        <text:list-item>
          <text:p text:style-name="P4">ずつ<text:span text:style-name="T3">　一个个（each）</text:span></text:p>
        </text:list-item>
        <text:list-item>
          <text:p text:style-name="P4">減る（へる）</text:p>
        </text:list-item>
        <text:list-item>
          <text:p text:style-name="P4">苦労（くろう）</text:p>
        </text:list-item>
        <text:list-item>
          <text:p text:style-name="P4">気がつく（きがつく）<text:span text:style-name="T3">　意识到</text:span></text:p>
        </text:list-item>
        <text:list-item>
          <text:p text:style-name="P4">空気（くうき）</text:p>
        </text:list-item>
        <text:list-item>
          <text:p text:style-name="P4">気体（きたい）</text:p>
        </text:list-item>
      </text:list>
      <text:p text:style-name="P1"/>
      <text:p text:style-name="P7"><text:span text:style-name="T5">三、文2</text:span></text:p>
      <text:p text:style-name="P7"><text:span text:style-name="T5"/></text:p>
      <text:p text:style-name="P8"><text:span text:style-name="T5">１億人のギャンブラー？</text:span></text:p>
      <text:p text:style-name="P8"><text:span text:style-name="T5"/></text:p>
      <text:p text:style-name="P7"><text:span text:style-name="T5">日本でカジノをめぐる議論が盛んになってきた１０年ほど前のこと。オーストラリア屈指の大富豪が地元紙で語った言葉に驚いた。「日本はぜひ、カジノを解禁してほしい。１億人の日本人は全員がギャンブル</text:span><text:soft-page-break/><text:span text:style-name="T5">狂いなのに、競馬とパチンコしかできないのだから」▼なんて失礼な人かと、当時は不快だった。だが先日、政府が認定した大阪府·市のカジノを含む統合型リゾート（ＩＲ）整備計画を見て、あれっと思った。年間来訪者は約２千万人で、うち外国人観光客は約３割と想定している▼岸田首相が述べた「世界に発信する観光拠点」にしては、７割が国内客とは意外だ。「１億総ギャンブラー」とまではいかなくても、ずいぶん多くないか。今度は不快ではなく、不安になってきた▼国内客に定めた「７日間で３回、２８日間で１０回まで」の入場制限や、ＡＴＭの設置禁止。ギャンブル依存症を防ぐための規制だという説明はむなしく、不安は増す。「夢洲（ゆめしま）」という人工島の名も、金銭感覚を惑わす響きのような▼計画では、政府が認定したタイミングも気になる。大阪府知事·市長の「ダブル選」で、ＩＲを推進する大阪維新の会が圧勝した５日後だ。政治的な思惑が働いたのではないか▼冒頭の発言をしたジェームズ·パッカー氏（５５）は当時、カジノ運営企業の会長で、米歌手マライア·キャリー氏との婚約と破局でも話題になった。辞任後も、企業の資金洗浄疑惑などで調査されている。カジノの光には、影もつきまとうのか。</text:span></text:p>
      <text:p text:style-name="P7"><text:span text:style-name="T5"/></text:p>
      <text:p text:style-name="P9"><text:span text:style-name="T5">（朝日新聞　2023年4月19日　天声人語）</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ource Han Serif" svg:font-family="'Source Han Serif'" style:font-family-generic="roman" style:font-pitch="variable"/>
    <style:font-face style:name="Source Han Serif SC" svg:font-family="'Source Han Serif SC'" style:font-family-generic="system" style:font-pitch="variable"/>
    <style:font-face style:name="宋体" svg:font-family="宋体, SimSu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9:00:06.217821832</meta:creation-date>
    <dc:date>2023-04-19T17:45:09.020093089</dc:date>
    <meta:editing-duration>PT47M6S</meta:editing-duration>
    <meta:editing-cycles>2</meta:editing-cycles>
    <meta:generator>LibreOffice/7.5.2.2$Linux_X86_64 LibreOffice_project/50$Build-2</meta:generator>
    <meta:document-statistic meta:table-count="0" meta:image-count="0" meta:object-count="0" meta:page-count="5" meta:paragraph-count="64" meta:word-count="2024" meta:character-count="2180" meta:non-whitespace-character-count="2162"/>
  </office:meta>
</office:document-meta>
</file>